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00000030010383FBDBDD9FBA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234cm, 19.854cm, 5.078cm, 10.119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9.589cm" draw:transform="skewX (-0.000349065850398866) rotate (-0.000349065850399089) translate (1.001cm 1cm)">
          <draw:image xlink:href="Pictures/10000000000005500000030010383FBDBDD9FBA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es" fo:country="AR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6T15:16:05.481866642</meta:creation-date>
    <dc:date>2022-05-06T15:19:45.358838966</dc:date>
    <meta:editing-duration>PT35S</meta:editing-duration>
    <meta:editing-cycles>2</meta:editing-cycles>
    <meta:generator>LibreOffice/7.3.2.2$Linux_X86_64 LibreOffice_project/30$Build-2</meta:generator>
    <meta:document-statistic meta:object-count="1"/>
  </office:meta>
</office:document-meta>
</file>